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5cm" svg:x="14.4cm" svg:y="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7cm" svg:height="2.2cm" svg:x="14.4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9.2cm" svg:height="0.9cm" svg:x="5.5cm" svg:y="4.5cm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0.9cm" draw:transform="rotate (0.385368698840348) translate (5.4cm 16.458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13cm" svg:height="0.9cm" draw:transform="skewX (-0.00226892802759263) rotate (-1.56224421346012) translate (17.441cm 13.178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0.9cm" draw:transform="rotate (0.813323431429358) translate (8.4cm 19.884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cm" svg:height="2.5cm" svg:x="1.4cm" svg:y="3.6cm">
          <text:p text:style-name="P1">generado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9cm" svg:height="2.5cm" svg:x="12.8cm" svg:y="3.7cm">
          <text:p text:style-name="P1">consum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cm" svg:height="2.5cm" svg:x="12.9cm" svg:y="11.9cm">
          <text:p text:style-name="P1">dispatch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2.4cm" svg:y="15.6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6.4cm" svg:y="19.3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14.8cm" svg:y="19.5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4cm" svg:height="1.2cm" svg:x="12cm" svg:y="20.1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cm" svg:height="1.7cm" svg:x="12.5cm" svg:y="8.3cm">
          <text:p text:style-name="P1">Memoria Compartid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cm" svg:height="1.9cm" svg:x="2.6cm" svg:y="25.1cm">
          <text:p text:style-name="P1">Memoria Compartida</text:p>
          <text:p text:style-name="P1">(Pool de Pistas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7.1cm" svg:x="3.9cm" svg:y="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9cm" svg:height="3.624cm" draw:transform="rotate (-0.40613811693908) translate (7.772cm 21.61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9cm" svg:height="7.711cm" draw:transform="rotate (-0.949982711860514) translate (15.272cm 21.28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31T20:54:37.688613738</meta:creation-date>
    <dc:date>2013-10-31T21:08:23.133001335</dc:date>
    <dc:creator>migue </dc:creator>
    <meta:editing-duration>PT4M21S</meta:editing-duration>
    <meta:editing-cycles>2</meta:editing-cycles>
    <meta:generator>LibreOffice/4.1.2.3$Linux_X86_64 LibreOffice_project/410m0$Build-3</meta:generator>
    <meta:document-statistic meta:object-count="18"/>
  </office:meta>
</office:document-meta>
</file>